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95d" officeooo:paragraph-rsid="000bd95d"/>
    </style:style>
    <style:style style:name="T1" style:family="text">
      <style:text-properties officeooo:rsid="000ea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JAVASCRIPT</text:p>
      <text:p text:style-name="P1"/>
      <text:p text:style-name="P1"/>
      <text:p text:style-name="P1">1.- Leer el nombre y las edades de varias personas <text:span text:style-name="T1">guardar en arra</text:span>y<text:span text:style-name="T1">s y</text:span> mostrar, quién es el menor y quién es el mayor.</text:p>
      <text:p text:style-name="P1"/>
      <text:p text:style-name="P1">2.- Desarrollar un programa que calcule el desglose de una cantidad en billetes y monedas, tal que se minimice la cantidad de monedas y billetes.</text:p>
      <text:p text:style-name="P1"/>
      <text:p text:style-name="P1">3.- Leer un carácter <text:span text:style-name="T1">y mostrar</text:span> los siguientes mensajes según corresponda:</text:p>
      <text:p text:style-name="P1"><text:tab/>a: Es una letra mayúscula</text:p>
      <text:p text:style-name="P1"><text:tab/>b: Es una letra minúscula</text:p>
      <text:p text:style-name="P1"><text:tab/>c: Es un dígito entre 0 y 9</text:p>
      <text:p text:style-name="P1"><text:tab/>d: Es un signo de puntuación</text:p>
      <text:p text:style-name="P1"><text:tab/>e: Es un espacio en blanco</text:p>
      <text:p text:style-name="P1"><text:tab/>f: Es un paréntesis () o {}</text:p>
      <text:p text:style-name="P1"><text:tab/>g: Es otro carácter</text:p>
      <text:p text:style-name="P1"/>
      <text:p text:style-name="P1">4.- Leer 5 números, obtener su promedio y determinar cuál es el más cercano al promedio. Si hay más de uno cercano porque se acerca por arriba o por abajo, ponerlo también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31:44.67</meta:creation-date>
    <dc:date>2017-09-29T10:45:08.174000000</dc:date>
    <meta:editing-duration>PT2M21S</meta:editing-duration>
    <meta:editing-cycles>3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3" meta:word-count="135" meta:character-count="714" meta:non-whitespace-character-count="583"/>
  </office:meta>
</office:document-meta>
</file>